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iberation Sans" fo:font-size="28pt" fo:font-weight="bold" officeooo:rsid="0019ea58" officeooo:paragraph-rsid="0019ea58" style:font-name-asian="Noto Sans CJK SC Regular" style:font-size-asian="28pt" style:font-weight-asian="bold" style:font-name-complex="FreeSans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ISIN MISSED THE TOILE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6-15T20:09:10.960126392</meta:creation-date>
    <dc:date>2022-07-19T10:39:48.133973242</dc:date>
    <meta:editing-duration>PT34M4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1" meta:word-count="4" meta:character-count="24" meta:non-whitespace-character-count="21"/>
  </office:meta>
</office:document-meta>
</file>